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201cm" fo:margin-bottom="0.201cm" loext:contextual-spacing="false"/>
    </style:style>
    <style:style style:name="P2" style:family="paragraph" style:parent-style-name="Standard">
      <style:paragraph-properties fo:margin-top="0.201cm" fo:margin-bottom="0.201cm" loext:contextual-spacing="false" fo:line-height="100%"/>
    </style:style>
    <style:style style:name="P3" style:family="paragraph" style:parent-style-name="Subtitle">
      <style:text-properties style:font-name="Liberation Sans" fo:font-size="18pt" officeooo:rsid="000a42d6" officeooo:paragraph-rsid="000a42d6" style:font-name-asian="Droid Sans Fallback" style:font-size-asian="18pt" style:font-name-complex="Droid Sans Devanagari" style:font-size-complex="18pt"/>
    </style:style>
    <style:style style:name="T1" style:family="text">
      <style:text-properties officeooo:rsid="000c841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me awesome title <text:span text:style-name="T1">(copy)</text:span></text:p>
      <text:p text:style-name="P3">Subtitle <text:span text:style-name="T1">(copy)</text:span></text:p>
      <text:p text:style-name="P2">Lorem ipsum dolor sit amet, consectetur adipiscing elit. Sed cursus turpis lacus, hendrerit eleifend tellus volutpat sit amet. Vivamus in fringilla tellus. Nunc a sem diam. Integer lobortis risus ac nisi ornare, et mollis sapien tempor. Aenean finibus velit vel placerat dapibus. Mauris diam ante, efficitur id turpis ultrices, scelerisque mollis erat. Phasellus fringilla iaculis turpis. Curabitur fringilla facilisis mi a tempor. Fusce in blandit orci, in tincidunt tellus. Nullam gravida sem ligula, sed egestas lectus scelerisque vitae. Donec hendrerit ornare libero ac faucibus. Morbi posuere, erat in mattis maximus, mi dui accumsan ipsum, vitae rutrum ex nisl in libero. Nulla facilisi. </text:p>
      <text:p text:style-name="P1">Nullam rutrum ac purus et sollicitudin. Duis porttitor nunc at augue facilisis tincidunt. Integer lacinia venenatis lorem at ornare. Nullam nec dolor tortor. Suspendisse potenti. Maecenas dignissim est neque, et iaculis mauris varius quis. Fusce imperdiet elit eu lacinia elementum. Donec ut tortor tempus diam gravida pretium. Nam sodales orci lectus, et ultricies quam faucibus in. Aenean ante urna, malesuada porta metus ut, blandit tincidunt nulla. Proin ac ex fermentum, fermentum elit quis, sodales magna. Suspendisse dapibus eget massa sed tempus. Quisque sagittis tellus vitae leo dapibus, a hendrerit purus pulvinar. </text:p>
      <text:p text:style-name="P1">Pellentesque tempor pretium ex maximus sagittis. Aenean quam neque, iaculis ut sagittis non, luctus malesuada mauris. Ut scelerisque sed quam eget fermentum. Integer egestas vel justo sed rhoncus. Morbi feugiat vulputate metus nec hendrerit. Sed consectetur orci quis sapien viverra, sed consectetur nulla sagittis. Curabitur ut tempor libero. Mauris ut nisl a tellus suscipit sagittis. Fusce dictum mi purus. Phasellus interdum blandit scelerisque. Ut varius leo est, eu ultricies sapien blandit sit amet. Integer condimentum, tortor ut ultrices aliquet, ligula dui consectetur risus, sit amet suscipit ante nunc non erat. Nulla gravida nisl eu rhoncus dignissim. Etiam quis orci a dolor faucibus interdum sit amet et lorem. Donec eu dignissim ligula. Nullam a ornare neque. </text:p>
      <text:p text:style-name="P1">Morbi fermentum eu eros in ultricies. Donec pharetra felis ac pellentesque elementum. Phasellus lobortis arcu in auctor maximus. Suspendisse tincidunt sodales nibh, quis auctor magna tincidunt id. Donec vitae ipsum ac mauris vehicula lacinia in sit amet urna. Cras viverra turpis sit amet sollicitudin porta. Integer convallis imperdiet nunc nec luctus. Vestibulum finibus cursus faucibus. Praesent velit nulla, fermentum vel mi lacinia, faucibus lobortis est. Vivamus consequat dapibus pretium. </text:p>
      <text:p text:style-name="P1">Donec ultrices gravida lectus in gravida. Nulla hendrerit urna non viverra dapibus. Nullam aliquam arcu vitae imperdiet sagittis. Suspendisse potenti. Mauris consectetur, felis quis congue fringilla, metus ligula tempus justo, at fringilla nibh eros vitae velit. Sed nec suscipit sem. Vestibulum turpis diam, consectetur ut massa vel, laoreet posuere ante. Duis volutpat rutrum nisl vitae dignissim. Mauris et nulla cursus erat venenatis sagittis vitae sit amet elit. Pellentesque vehicula vehicula tortor at cursus. Vivamus lobortis erat ligula, sit amet placerat ante aliquam u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19:57:50.868642298</meta:creation-date>
    <dc:date>2020-06-21T23:01:17.174266820</dc:date>
    <meta:editing-duration>P1DT56M34S</meta:editing-duration>
    <meta:editing-cycles>3</meta:editing-cycles>
    <meta:generator>LibreOffice/6.4.4.2$Linux_X86_64 LibreOffice_project/40$Build-2</meta:generator>
    <meta:document-statistic meta:table-count="0" meta:image-count="0" meta:object-count="0" meta:page-count="1" meta:paragraph-count="7" meta:word-count="466" meta:character-count="3214" meta:non-whitespace-character-count="2750"/>
  </office:meta>
</office:document-meta>
</file>